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ObjectReplacements/Object 4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7" manifest:media-type=""/>
  <manifest:file-entry manifest:full-path="content.xml" manifest:media-type="text/xml"/>
  <manifest:file-entry manifest:full-path="meta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9/styles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091" officeooo:paragraph-rsid="000eb091"/>
    </style:style>
    <style:style style:name="P2" style:family="paragraph" style:parent-style-name="Standard">
      <style:text-properties officeooo:rsid="00108fde" officeooo:paragraph-rsid="00108fde"/>
    </style:style>
    <style:style style:name="P3" style:family="paragraph" style:parent-style-name="Standard">
      <style:text-properties officeooo:rsid="00123538" officeooo:paragraph-rsid="00108fde"/>
    </style:style>
    <style:style style:name="P4" style:family="paragraph" style:parent-style-name="Standard">
      <style:text-properties officeooo:rsid="00137fd3" officeooo:paragraph-rsid="00137fd3"/>
    </style:style>
    <style:style style:name="P5" style:family="paragraph" style:parent-style-name="Standard">
      <style:text-properties officeooo:rsid="000eb091" officeooo:paragraph-rsid="000eb091"/>
    </style:style>
    <style:style style:name="P6" style:family="paragraph" style:parent-style-name="Standard">
      <style:text-properties officeooo:rsid="0014de3e" officeooo:paragraph-rsid="0014de3e"/>
    </style:style>
    <style:style style:name="P7" style:family="paragraph" style:parent-style-name="Standard">
      <style:text-properties officeooo:rsid="00157d54" officeooo:paragraph-rsid="00157d54"/>
    </style:style>
    <style:style style:name="P8" style:family="paragraph" style:parent-style-name="Standard">
      <style:text-properties officeooo:paragraph-rsid="00157d54"/>
    </style:style>
    <style:style style:name="P9" style:family="paragraph" style:parent-style-name="Standard">
      <style:text-properties officeooo:rsid="00174158" officeooo:paragraph-rsid="00174158"/>
    </style:style>
    <style:style style:name="T1" style:family="text">
      <style:text-properties officeooo:rsid="0014de3e"/>
    </style:style>
    <style:style style:name="T2" style:family="text">
      <style:text-properties officeooo:rsid="00157d54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 7</text:p>
      <text:p text:style-name="P1">Tim Rumrich</text:p>
      <text:p text:style-name="P1">Gruppe D</text:p>
      <text:p text:style-name="P1">Dienstag 10-11.30</text:p>
      <text:p text:style-name="P1"/>
      <text:p text:style-name="P1">7.1)</text:p>
      <text:p text:style-name="P1">a</text:p>
      <text:p text:style-name="P1">01001011</text:p>
      <text:p text:style-name="P1">11001110</text:p>
      <text:p text:style-name="P1">________</text:p>
      <text:p text:style-name="P1">10110101</text:p>
      <text:p text:style-name="P1"/>
      <text:p text:style-name="P1">b</text:p>
      <text:p text:style-name="P1">01001011</text:p>
      <text:p text:style-name="P1">00110001</text:p>
      <text:p text:style-name="P1">________</text:p>
      <text:p text:style-name="P1">01111011</text:p>
      <text:p text:style-name="P1"/>
      <text:p text:style-name="P1">→ 10111101</text:p>
      <text:p text:style-name="P1"/>
      <text:p text:style-name="P6">7.2</text:p>
      <text:p text:style-name="P6"><draw:frame draw:style-name="fr1" draw:name="Objekt9" text:anchor-type="paragraph" svg:x="0.025cm" svg:y="0.169cm" svg:width="11.291cm" svg:height="4.969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Objekt10" text:anchor-type="paragraph" svg:x="-0.081cm" svg:y="0.037cm" svg:width="11.291cm" svg:height="4.96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7.<text:span text:style-name="T1">3</text:span>)</text:p>
      <text:p text:style-name="P1">a</text:p>
      <text:p text:style-name="P2"><draw:frame draw:style-name="fr3" draw:name="Objekt1" text:anchor-type="paragraph" svg:x="0.092cm" svg:y="0.318cm" svg:width="6.773cm" svg:height="4.066cm" draw:z-index="1"><draw:object xlink:href="./Object 6" xlink:type="simple" xlink:show="embed" xlink:actuate="onLoad"/><draw:image xlink:href="./ObjectReplacements/Object 6" xlink:type="simple" xlink:show="embed" xlink:actuate="onLoad"/><svg:desc>OLE-Objekt</svg:desc></draw:frame><draw:frame draw:style-name="fr3" draw:name="Objekt2" text:anchor-type="paragraph" svg:x="7.049cm" svg:y="0.318cm" svg:width="6.773cm" svg:height="2.7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Objekt5" text:anchor-type="paragraph" svg:x="7.024cm" svg:y="0.219cm" svg:width="6.773cm" svg:height="1.355cm" draw:z-index="4"><draw:object xlink:href="./Object 4" xlink:type="simple" xlink:show="embed" xlink:actuate="onLoad"/><draw:image xlink:href="./ObjectReplacements/Object 4" xlink:type="simple" xlink:show="embed" xlink:actuate="onLoad"/><svg:desc>OLE-Objekt</svg:desc></draw:frame><text:soft-page-break/></text:p>
      <text:p text:style-name="P1"/>
      <text:p text:style-name="P1"><draw:frame draw:style-name="fr3" draw:name="Objekt6" text:anchor-type="paragraph" svg:x="0.06cm" svg:y="0.741cm" svg:width="6.773cm" svg:height="1.35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Objekt4" text:anchor-type="paragraph" svg:x="7.024cm" svg:y="0.266cm" svg:width="6.773cm" svg:height="1.355cm" draw:z-index="3"><draw:object xlink:href="./Object 3" xlink:type="simple" xlink:show="embed" xlink:actuate="onLoad"/><draw:image xlink:href="./ObjectReplacements/Object 3" xlink:type="simple" xlink:show="embed" xlink:actuate="onLoad"/><svg:desc>OLE-Objekt</svg:desc></draw:frame></text:p>
      <text:p text:style-name="P1"/>
      <text:p text:style-name="P1"/>
      <text:p text:style-name="P1"/>
      <text:p text:style-name="P1"/>
      <text:p text:style-name="P2">b</text:p>
      <text:p text:style-name="P4">Basis 16</text:p>
      <text:p text:style-name="P4"><draw:frame draw:style-name="fr2" draw:name="Objekt8" text:anchor-type="paragraph" svg:width="11.291cm" svg:height="3.612cm" draw:z-index="6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kt7" text:anchor-type="paragraph" svg:x="2.923cm" svg:y="4.3cm" svg:width="11.291cm" svg:height="3.612cm" draw:z-index="7"><draw:object xlink:href="./Object 9" xlink:type="simple" xlink:show="embed" xlink:actuate="onLoad"/><draw:image xlink:href="./ObjectReplacements/Object 9" xlink:type="simple" xlink:show="embed" xlink:actuate="onLoad"/><svg:desc>OLE-Objekt</svg:desc></draw:frame>Basis 8</text:p>
      <text:p text:style-name="P4">Basis 2</text:p>
      <text:p text:style-name="P3"><draw:frame draw:style-name="fr1" draw:name="Objekt3" text:anchor-type="paragraph" svg:x="2.723cm" svg:y="0.213cm" svg:width="11.291cm" svg:height="3.61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>7.4)</text:p>
      <text:p text:style-name="P7">a</text:p>
      <text:p text:style-name="P6">((((((1*2)+0)*2+1)*2+1)*2+0)*2+1)*2+0<text:span text:style-name="T2">=90</text:span></text:p>
      <text:p text:style-name="P7">(((2*16)+10)*16)+15=687</text:p>
      <text:p text:style-name="P1"/>
      <text:p text:style-name="P7">b</text:p>
      <text:p text:style-name="P7">(2*8)+4=20</text:p>
      <text:p text:style-name="P8"><text:span text:style-name="T2">(((2*1/8)+7)*1/8+3)*1/8=</text:span><text:span text:style-name="T3">0,48828125</text:span></text:p>
      <text:p text:style-name="P7"/>
      <text:p text:style-name="P1">7.5)</text:p>
      <text:p text:style-name="P9">a</text:p>
      <text:p text:style-name="P9"/>
      <text:p text:style-name="P9">b</text:p>
      <text:p text:style-name="P1"/>
      <text:p text:style-name="P1">7.6)</text:p>
      <text:p text:style-name="P9">Big Endian vs Little Endian → es wird 0x0F 10 13 01 zu 0x01 13 10 0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2T12:49:40.255671446</meta:creation-date>
    <meta:editing-duration>PT8M31S</meta:editing-duration>
    <meta:editing-cycles>2</meta:editing-cycles>
    <meta:generator>LibreOffice/6.3.3.2.0$Linux_X86_64 LibreOffice_project/efd344762d9d19af2cac84c1651e18355008a6ed</meta:generator>
    <dc:date>2019-12-02T13:20:20.082185860</dc:date>
    <meta:document-statistic meta:table-count="0" meta:image-count="0" meta:object-count="10" meta:page-count="2" meta:paragraph-count="35" meta:word-count="59" meta:character-count="345" meta:non-whitespace-character-count="321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34">
          <table:table-cell table:number-columns-repeated="7"/>
        </table:table-row>
        <table:table-row table:style-name="ro2">
          <table:table-cell table:number-columns-repeated="4"/>
          <table:table-cell table:style-name="ce17" office:value-type="string" calcext:value-type="string">
            <text:p>8²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table:style-name="ce18" office:value-type="string" calcext:value-type="string">
            <text:p>8¹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19" office:value-type="string" calcext:value-type="string">
            <text:p>8⁰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05:17.1278861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 table:number-rows-repeated="15">
          <table:table-cell table:number-columns-repeated="6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NOT X 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OT 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2:56:54.7784406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 table:number-columns-repeated="4"/>
          <table:table-cell table:style-name="ce17" office:value-type="string" calcext:value-type="string">
            <text:p>3⁵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43" calcext:value-type="float">
            <text:p>243</text:p>
          </table:table-cell>
        </table:table-row>
        <table:table-row table:style-name="ro2">
          <table:table-cell table:number-columns-repeated="4"/>
          <table:table-cell table:style-name="ce18" office:value-type="string" calcext:value-type="string">
            <text:p>3⁴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table:style-name="ce18" office:value-type="string" calcext:value-type="string">
            <text:p>3³</text:p>
          </table:table-cell>
          <table:table-cell office:value-type="float" office:value="0" calcext:value-type="float">
            <text:p>0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18" office:value-type="string" calcext:value-type="string">
            <text:p>3²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  <table:table-cell table:style-name="ce18" office:value-type="string" calcext:value-type="string">
            <text:p>3¹</text:p>
          </table:table-cell>
          <table:table-cell office:value-type="float" office:value="0" calcext:value-type="float">
            <text:p>0</text:p>
          </table:table-cell>
          <table:table-cell table:style-name="ce23"/>
        </table:table-row>
        <table:table-row table:style-name="ro2">
          <table:table-cell table:number-columns-repeated="4"/>
          <table:table-cell table:style-name="ce19" office:value-type="string" calcext:value-type="string">
            <text:p>3⁰</text:p>
          </table:table-cell>
          <table:table-cell table:style-name="ce21" office:value-type="float" office:value="0" calcext:value-type="float">
            <text:p>0</text:p>
          </table:table-cell>
          <table:table-cell table:style-name="ce2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03:48.1498088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 table:number-rows-repeated="36">
          <table:table-cell table:number-columns-repeated="3"/>
        </table:table-row>
        <table:table-row table:style-name="ro2">
          <table:table-cell table:style-name="ce17" office:value-type="string" calcext:value-type="string">
            <text:p>9²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81" calcext:value-type="float">
            <text:p>81</text:p>
          </table:table-cell>
        </table:table-row>
        <table:table-row table:style-name="ro2">
          <table:table-cell table:style-name="ce18" office:value-type="string" calcext:value-type="string">
            <text:p>9¹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2">
          <table:table-cell table:style-name="ce19" office:value-type="string" calcext:value-type="string">
            <text:p>9⁰</text:p>
          </table:table-cell>
          <table:table-cell table:style-name="ce21" office:value-type="float" office:value="0" calcext:value-type="float">
            <text:p>0</text:p>
          </table:table-cell>
          <table:table-cell table:style-name="ce24"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04:08.5930436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38">
          <table:table-cell table:number-columns-repeated="7"/>
        </table:table-row>
        <table:table-row table:style-name="ro2">
          <table:table-cell table:number-columns-repeated="4"/>
          <table:table-cell table:style-name="ce19" office:value-type="string" calcext:value-type="string">
            <text:p>16²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256" calcext:value-type="float">
            <text:p>256</text:p>
          </table:table-cell>
        </table:table-row>
        <table:table-row table:style-name="ro2">
          <table:table-cell table:number-columns-repeated="4"/>
          <table:table-cell table:style-name="ce20" office:value-type="string" calcext:value-type="string">
            <text:p>16¹</text:p>
          </table:table-cell>
          <table:table-cell table:style-name="ce23" office:value-type="string" calcext:value-type="string">
            <text:p>A</text:p>
          </table:table-cell>
          <table:table-cell table:style-name="ce26" office:value-type="float" office:value="16" calcext:value-type="float">
            <text:p>16</text:p>
          </table:table-cell>
        </table:table-row>
        <table:table-row table:style-name="ro2">
          <table:table-cell table:number-columns-repeated="4"/>
          <table:table-cell table:style-name="ce21" office:value-type="string" calcext:value-type="string">
            <text:p>16⁰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04:18.6871046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8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,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formula="of:=([.I5]-[.H6])/2" office:value-type="float" office:value="9" calcext:value-type="float">
            <text:p>9</text:p>
          </table:table-cell>
          <table:table-cell/>
          <table:table-cell table:formula="of:=[.K5]*2"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formula="of:=([.I6]-[.H7])/2" office:value-type="float" office:value="4" calcext:value-type="float">
            <text:p>4</text:p>
          </table:table-cell>
          <table:table-cell/>
          <table:table-cell table:formula="of:=254*2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formula="of:=([.I7]-[.H8])/2" office:value-type="float" office:value="2" calcext:value-type="float">
            <text:p>2</text:p>
          </table:table-cell>
          <table:table-cell/>
          <table:table-cell table:formula="of:=508*2"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formula="of:=([.I8]-[.H9])/2" office:value-type="float" office:value="1" calcext:value-type="float">
            <text:p>1</text:p>
          </table:table-cell>
          <table:table-cell/>
          <table:table-cell table:formula="of:=16*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formula="of:=([.I9]-[.H10])/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8"/>
          <table:table-cell table:style-name="ce7" office:value-type="float" office:value="10011" calcext:value-type="float">
            <text:p>10011</text:p>
          </table:table-cell>
          <table:table-cell table:style-name="ce9" office:value-type="string" calcext:value-type="string">
            <text:p>,</text:p>
          </table:table-cell>
          <table:table-cell table:style-name="ce7" office:value-type="float" office:value="1010" calcext:value-type="float">
            <text:p>1010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41:51.9789024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 table:number-rows-repeated="26">
          <table:table-cell table:number-columns-repeated="3"/>
        </table:table-row>
        <table:table-row table:style-name="ro2">
          <table:table-cell table:style-name="ce17" office:value-type="string" calcext:value-type="string">
            <text:p>2⁸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56" calcext:value-type="float">
            <text:p>256</text:p>
          </table:table-cell>
        </table:table-row>
        <table:table-row table:style-name="ro2">
          <table:table-cell table:style-name="ce18" office:value-type="string" calcext:value-type="string">
            <text:p>2⁷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</table:table-row>
        <table:table-row table:style-name="ro2">
          <table:table-cell table:style-name="ce18" office:value-type="string" calcext:value-type="string">
            <text:p>2⁶</text:p>
          </table:table-cell>
          <table:table-cell office:value-type="float" office:value="0" calcext:value-type="float">
            <text:p>0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2⁵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2" calcext:value-type="float">
            <text:p>32</text:p>
          </table:table-cell>
        </table:table-row>
        <table:table-row table:style-name="ro2">
          <table:table-cell table:style-name="ce18" office:value-type="string" calcext:value-type="string">
            <text:p>2⁴</text:p>
          </table:table-cell>
          <table:table-cell office:value-type="float" office:value="0" calcext:value-type="float">
            <text:p>0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2³</text:p>
          </table:table-cell>
          <table:table-cell office:value-type="float" office:value="0" calcext:value-type="float">
            <text:p>0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2²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2">
          <table:table-cell table:style-name="ce18" office:value-type="string" calcext:value-type="string">
            <text:p>2¹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2">
          <table:table-cell table:style-name="ce19" office:value-type="string" calcext:value-type="string">
            <text:p>2⁰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05:42.2402573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NOT X 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OT 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2:54:34.248473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8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5]*16" office:value-type="float" office:value="10032" calcext:value-type="float">
            <text:p>10032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32*16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formula="of:=512*16"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10"/>
          <table:table-cell table:formula="of:=192*16" office:value-type="float" office:value="3072" calcext:value-type="float">
            <text:p>3072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,</text:p>
          </table:table-cell>
          <table:table-cell table:style-name="ce14" office:value-type="string" calcext:value-type="string">
            <text:p>A083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47:52.1871796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8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,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5]*8" office:value-type="float" office:value="5016" calcext:value-type="float">
            <text:p>50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16*8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formula="of:=128*8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  <table:table-cell table:formula="of:=24*8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,</text:p>
          </table:table-cell>
          <table:table-cell table:style-name="ce7" office:value-type="float" office:value="5010" calcext:value-type="float">
            <text:p>5010</text:p>
          </table:table-cell>
          <table:table-cell/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09:49:23.7919774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